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3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6.398cm" style:use-optimal-column-width="false"/>
    </style:style>
    <style:style style:name="ro1" style:family="table-row">
      <style:table-row-properties style:row-height="1.539cm"/>
    </style:style>
    <style:style style:name="ro2" style:family="table-row">
      <style:table-row-properties style:row-height="1.537cm"/>
    </style:style>
    <style:style style:name="ce1" style:family="table-cell">
      <style:paragraph-properties fo:margin-top="0cm" fo:margin-bottom="0cm" fo:border="0.03pt solid #000000"/>
      <style:text-properties fo:color="#0000ff" fo:font-size="11pt" style:font-size-asian="18pt" style:font-size-complex="18pt"/>
    </style:style>
    <style:style style:name="ce2" style:family="table-cell">
      <style:paragraph-properties fo:margin-top="0cm" fo:margin-bottom="0cm" fo:border="0.03pt solid #000000"/>
      <style:text-properties fo:color="#0000ff" fo:font-size="11pt" style:font-size-asian="11pt" style:font-size-complex="11pt"/>
    </style:style>
    <style:style style:name="ce3" style:family="table-cell">
      <style:paragraph-properties fo:margin-top="0cm" fo:margin-bottom="0cm" fo:border="0.03pt solid #000000"/>
      <style:text-properties fo:color="#800000" fo:font-size="11pt" style:font-size-asian="18pt" style:font-size-complex="18pt"/>
    </style:style>
    <style:style style:name="P1" style:family="paragraph">
      <style:paragraph-properties fo:margin-top="0cm" fo:margin-bottom="0cm"/>
      <style:text-properties fo:color="#0000ff" fo:font-size="11pt" style:font-size-asian="18pt" style:font-size-complex="18pt"/>
    </style:style>
    <style:style style:name="P2" style:family="paragraph">
      <style:paragraph-properties fo:margin-top="0cm" fo:margin-bottom="0cm"/>
      <style:text-properties fo:color="#0000ff" fo:font-size="11pt" style:font-size-asian="11pt" style:font-size-complex="11pt"/>
    </style:style>
    <style:style style:name="P3" style:family="paragraph">
      <style:text-properties fo:color="#0000ff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18.999cm" svg:height="27.699cm" svg:x="1cm" svg:y="1cm">
          <table:table table:template-name="lightbl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2M<text:span text:style-name="T1">: si assegna,gioca a carte scoperte.</text:span></text:p>
              </table:table-cell>
              <table:table-cell>
                <text:p text:style-name="P1">3M: ruba una carta</text:p>
              </table:table-cell>
              <table:table-cell table:style-name="ce2">
                <text:p text:style-name="P2">4M: ruba una carta</text:p>
              </table:table-cell>
            </table:table-row>
            <table:table-row table:style-name="ro1" table:default-cell-style-name="ce1">
              <table:table-cell>
                <text:p text:style-name="P1">5M:va chiamata, gli avversari rivelano la propria mano.</text:p>
              </table:table-cell>
              <table:table-cell>
                <text:p text:style-name="P1">6M: si schiaccia, ruba 2 carte all’ultimo.</text:p>
              </table:table-cell>
              <table:table-cell>
                <text:p text:style-name="P1">7M: ruba una carta</text:p>
              </table:table-cell>
            </table:table-row>
            <table:table-row table:style-name="ro1" table:default-cell-style-name="ce2">
              <table:table-cell>
                <text:p text:style-name="P3"><text:span text:style-name="T2">8M: ruba una carta</text:span></text:p>
              </table:table-cell>
              <table:table-cell>
                <text:p text:style-name="P3"><text:span text:style-name="T2">9M: ruba una carta</text:span></text:p>
              </table:table-cell>
              <table:table-cell>
                <text:p text:style-name="P3"><text:span text:style-name="T2">10M: ruba una carta, o rimuovi un 2</text:span></text:p>
              </table:table-cell>
            </table:table-row>
            <table:table-row table:style-name="ro1" table:default-cell-style-name="ce1">
              <table:table-cell>
                <text:p text:style-name="P1">11M: ogni turno puoi giocare una carta in più di M</text:p>
              </table:table-cell>
              <table:table-cell>
                <text:p text:style-name="P1">12M: rimuovi una carta</text:p>
              </table:table-cell>
              <table:table-cell>
                <text:p text:style-name="P1">13M: ogni turno puoi rubare una carta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3">1M: ruba 2 carte</text:span></text:p>
              </table:table-cell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1:29:17.663000000</meta:creation-date>
    <dc:date>2016-11-30T14:46:30.388000000</dc:date>
    <meta:editing-duration>PT36M2S</meta:editing-duration>
    <meta:editing-cycles>1</meta:editing-cycles>
    <meta:document-statistic meta:object-count="1"/>
    <meta:generator>LibreOffice/5.2.3.3$Windows_x86 LibreOffice_project/d54a8868f08a7b39642414cf2c8ef2f228f780cf</meta:generator>
  </office:meta>
</office:document-meta>
</file>